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style:style style:name="anim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animdp2" style:family="drawing-page">
      <style:drawing-page-properties presentation:display-header="true" presentation:display-footer="true" presentation:display-page-number="false" presentation:display-date-time="true"/>
    </style:style>
    <style:style style:name="animgr1" style:family="graphic">
      <style:graphic-properties style:protect="size"/>
    </style:style>
    <style:style style:name="animgr2" style:family="graphic" style:parent-style-name="standard">
      <style:graphic-properties svg:stroke-width="0.4cm" svg:stroke-color="#33cc66" draw:marker-start-width="0.8cm" draw:marker-end-width="0.8cm" draw:fill="solid" draw:fill-color="#ffff00" draw:textarea-horizontal-align="justify" draw:textarea-vertical-align="middle" draw:auto-grow-height="false" fo:padding-top="0.325cm" fo:padding-bottom="0.325cm" fo:padding-left="0.45cm" fo:padding-right="0.45cm"/>
    </style:style>
    <style:style style:name="animgr3" style:family="graphic" style:parent-style-name="objectwithoutfill">
      <style:graphic-properties svg:stroke-width="0.3cm" svg:stroke-color="#33cc66" draw:marker-start-width="0.65cm" draw:marker-end-width="0.65cm" draw:fill="none" draw:textarea-horizontal-align="center" draw:textarea-vertical-align="middle" fo:padding-top="0.275cm" fo:padding-bottom="0.275cm" fo:padding-left="0.4cm" fo:padding-right="0.4cm"/>
    </style:style>
    <style:style style:name="animgr4" style:family="graphic" style:parent-style-name="standard">
      <style:graphic-properties svg:stroke-width="0.4cm" svg:stroke-color="#33cc66" draw:marker-start-width="0.8cm" draw:marker-end-width="0.8cm" draw:fill="solid" draw:fill-color="#ffff00" draw:textarea-horizontal-align="justify" draw:textarea-vertical-align="middle" draw:auto-grow-height="false" fo:padding-top="0.325cm" fo:padding-bottom="0.325cm" fo:padding-left="0.45cm" fo:padding-right="0.45cm"/>
    </style:style>
    <style:style style:name="animpr1" style:family="presentation" style:parent-style-name="Standard-title">
      <style:graphic-properties fo:min-height="3.256cm"/>
    </style:style>
    <style:style style:name="animpr2" style:family="presentation" style:parent-style-name="Standard-subtitle">
      <style:graphic-properties draw:fill-color="#ffffff" fo:min-height="13.609cm"/>
    </style:style>
    <style:style style:name="animpr3" style:family="presentation" style:parent-style-name="Standard-notes">
      <style:graphic-properties draw:fill-color="#ffffff" draw:auto-grow-height="true" fo:min-height="12.573cm"/>
    </style:style>
    <style:style style:name="animpr4" style:family="presentation" style:parent-style-name="Standard-title">
      <style:graphic-properties draw:auto-grow-height="true" fo:min-height="3.507cm"/>
    </style:style>
    <style:style style:name="animpr5" style:family="presentation" style:parent-style-name="Standard-notes">
      <style:graphic-properties draw:fill-color="#ffffff" fo:min-height="12.322cm"/>
    </style:style>
    <style:style style:name="anim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style:style style:name="pres4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pres4dp2" style:family="drawing-page">
      <style:drawing-page-properties presentation:display-header="true" presentation:display-footer="true" presentation:display-page-number="false" presentation:display-date-time="true"/>
    </style:style>
    <style:style style:name="pres4gr1" style:family="graphic">
      <style:graphic-properties style:protect="size"/>
    </style:style>
    <style:style style:name="pres4pr1" style:family="presentation" style:parent-style-name="Standard-title">
      <style:graphic-properties fo:min-height="3.256cm"/>
    </style:style>
    <style:style style:name="pres4pr2" style:family="presentation" style:parent-style-name="Standard-subtitle">
      <style:graphic-properties draw:fill-color="#ffffff" fo:min-height="13.609cm"/>
    </style:style>
    <style:style style:name="pres4pr3" style:family="presentation" style:parent-style-name="Standard-notes">
      <style:graphic-properties draw:fill-color="#ffffff" draw:auto-grow-height="true" fo:min-height="12.573cm"/>
    </style:style>
    <style:style style:name="pres4pr4" style:family="presentation" style:parent-style-name="Standard-title">
      <style:graphic-properties draw:auto-grow-height="true" fo:min-height="3.507cm"/>
    </style:style>
    <style:style style:name="pres4pr5" style:family="presentation" style:parent-style-name="Standard-outline1">
      <style:graphic-properties fo:min-height="13.609cm"/>
    </style:style>
    <style:style style:name="pres4pr6" style:family="presentation" style:parent-style-name="Standard-notes">
      <style:graphic-properties draw:fill-color="#ffffff" fo:min-height="12.322cm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style:style xmlns:drawooo="http://openoffice.org/2010/draw"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xmlns:drawooo="http://openoffice.org/2010/draw" style:name="dp2" style:family="drawing-page">
      <style:drawing-page-properties presentation:display-header="true" presentation:display-footer="true" presentation:display-page-number="false" presentation:display-date-time="true"/>
    </style:style>
    <style:style xmlns:drawooo="http://openoffice.org/2010/draw" style:name="pr1" style:family="presentation" style:parent-style-name="prs-novelty-title" style:list-style-name="L3">
      <style:graphic-properties draw:fill-color="#ffffff" draw:auto-grow-height="true" fo:min-height="3.507cm"/>
    </style:style>
    <style:style xmlns:drawooo="http://openoffice.org/2010/draw" style:name="pr2" style:family="presentation" style:parent-style-name="prs-novelty-subtitle">
      <style:graphic-properties draw:fill-color="#ffffff" draw:auto-grow-height="true" fo:min-height="13.23cm"/>
    </style:style>
    <style:style xmlns:drawooo="http://openoffice.org/2010/draw" style:name="pr3" style:family="presentation" style:parent-style-name="prs-novelty-notes">
      <style:graphic-properties draw:fill-color="#ffffff" draw:auto-grow-height="true" fo:min-height="11.41cm"/>
    </style:style>
    <style:style xmlns:drawooo="http://openoffice.org/2010/draw" style:name="P1" style:family="paragraph">
      <style:paragraph-properties fo:margin-left="0.6cm" fo:margin-right="0cm" fo:text-indent="-1cm"/>
      <style:text-properties fo:color="#3deb3d"/>
    </style:style>
    <style:style xmlns:drawooo="http://openoffice.org/2010/draw" style:name="P2" style:family="paragraph">
      <style:paragraph-properties fo:margin-left="0.6cm" fo:margin-right="0cm" fo:text-indent="-0.6cm"/>
    </style:style>
    <style:style xmlns:drawooo="http://openoffice.org/2010/draw" style:name="P3" style:family="paragraph">
      <style:paragraph-properties fo:margin-left="0cm" fo:margin-right="0cm" fo:text-indent="0cm"/>
    </style:style>
    <text:list-style xmlns:drawooo="http://openoffice.org/2010/draw" style:name="L1">
      <text:list-level-style-bullet text:level="1" text:bullet-char="">
        <style:list-level-properties text:min-label-width="1cm"/>
        <style:text-properties fo:font-family="StarSymbol" fo:color="#000000" fo:font-size="45%"/>
      </text:list-level-style-bullet>
      <text:list-level-style-bullet text:level="2" text:bullet-char="">
        <style:list-level-properties text:space-before="0.2cm" text:min-label-width="1cm"/>
        <style:text-properties fo:font-family="StarSymbol" fo:color="#000000" fo:font-size="45%"/>
      </text:list-level-style-bullet>
      <text:list-level-style-bullet text:level="3" text:bullet-char="">
        <style:list-level-properties text:space-before="0.8cm" text:min-label-width="1cm"/>
        <style:text-properties fo:font-family="StarSymbol" fo:color="#000000" fo:font-size="45%"/>
      </text:list-level-style-bullet>
      <text:list-level-style-bullet text:level="4" text:bullet-char="">
        <style:list-level-properties text:space-before="1.4cm" text:min-label-width="1cm"/>
        <style:text-properties fo:font-family="StarSymbol" fo:color="#000000" fo:font-size="45%"/>
      </text:list-level-style-bullet>
      <text:list-level-style-bullet text:level="5" text:bullet-char="">
        <style:list-level-properties text:space-before="2cm" text:min-label-width="1cm"/>
        <style:text-properties fo:font-family="StarSymbol" fo:color="#000000" fo:font-size="45%"/>
      </text:list-level-style-bullet>
      <text:list-level-style-bullet text:level="6" text:bullet-char="">
        <style:list-level-properties text:space-before="2.6cm" text:min-label-width="1cm"/>
        <style:text-properties fo:font-family="StarSymbol" fo:color="#000000" fo:font-size="45%"/>
      </text:list-level-style-bullet>
      <text:list-level-style-bullet text:level="7" text:bullet-char="">
        <style:list-level-properties text:space-before="3.2cm" text:min-label-width="1cm"/>
        <style:text-properties fo:font-family="StarSymbol" fo:color="#000000" fo:font-size="45%"/>
      </text:list-level-style-bullet>
      <text:list-level-style-bullet text:level="8" text:bullet-char="">
        <style:list-level-properties text:space-before="3.8cm" text:min-label-width="1cm"/>
        <style:text-properties fo:font-family="StarSymbol" fo:color="#000000" fo:font-size="45%"/>
      </text:list-level-style-bullet>
      <text:list-level-style-bullet text:level="9" text:bullet-char="">
        <style:list-level-properties text:space-before="4.4cm" text:min-label-width="1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xmlns:drawooo="http://openoffice.org/2010/draw" style:name="L2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xmlns:drawooo="http://openoffice.org/2010/draw" style:name="L3">
      <text:list-level-style-bullet text:level="1" text:bullet-char="">
        <style:list-level-properties text:space-before="-0.4cm" text:min-label-width="1cm"/>
        <style:text-properties fo:font-family="StarSymbol" fo:color="#000000" fo:font-size="45%"/>
      </text:list-level-style-bullet>
      <text:list-level-style-bullet text:level="2" text:bullet-char="">
        <style:list-level-properties text:space-before="0.2cm" text:min-label-width="1cm"/>
        <style:text-properties fo:font-family="StarSymbol" fo:color="#000000" fo:font-size="45%"/>
      </text:list-level-style-bullet>
      <text:list-level-style-bullet text:level="3" text:bullet-char="">
        <style:list-level-properties text:space-before="0.8cm" text:min-label-width="1cm"/>
        <style:text-properties fo:font-family="StarSymbol" fo:color="#000000" fo:font-size="45%"/>
      </text:list-level-style-bullet>
      <text:list-level-style-bullet text:level="4" text:bullet-char="">
        <style:list-level-properties text:space-before="1.4cm" text:min-label-width="1cm"/>
        <style:text-properties fo:font-family="StarSymbol" fo:color="#000000" fo:font-size="45%"/>
      </text:list-level-style-bullet>
      <text:list-level-style-bullet text:level="5" text:bullet-char="">
        <style:list-level-properties text:space-before="2cm" text:min-label-width="1cm"/>
        <style:text-properties fo:font-family="StarSymbol" fo:color="#000000" fo:font-size="45%"/>
      </text:list-level-style-bullet>
      <text:list-level-style-bullet text:level="6" text:bullet-char="">
        <style:list-level-properties text:space-before="2.6cm" text:min-label-width="1cm"/>
        <style:text-properties fo:font-family="StarSymbol" fo:color="#000000" fo:font-size="45%"/>
      </text:list-level-style-bullet>
      <text:list-level-style-bullet text:level="7" text:bullet-char="">
        <style:list-level-properties text:space-before="3.2cm" text:min-label-width="1cm"/>
        <style:text-properties fo:font-family="StarSymbol" fo:color="#000000" fo:font-size="45%"/>
      </text:list-level-style-bullet>
      <text:list-level-style-bullet text:level="8" text:bullet-char="">
        <style:list-level-properties text:space-before="3.8cm" text:min-label-width="1cm"/>
        <style:text-properties fo:font-family="StarSymbol" fo:color="#000000" fo:font-size="45%"/>
      </text:list-level-style-bullet>
      <text:list-level-style-bullet text:level="9" text:bullet-char="">
        <style:list-level-properties text:space-before="4.4cm" text:min-label-width="1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animpage1" draw:style-name="dp1" draw:master-page-name="Standard" presentation:presentation-page-layout-name="AL1T0">
        <draw:frame presentation:style-name="pr1" draw:layer="layout" svg:width="25.199cm" svg:height="3.256cm" svg:x="1.4cm" svg:y="0.962cm" presentation:class="title">
          <draw:text-box>
            <text:p>Exemple d'effet d'animation</text:p>
          </draw:text-box>
        </draw:frame>
        <draw:frame presentation:style-name="pr2" draw:layer="layout" svg:width="25.199cm" svg:height="13.609cm" svg:x="1.4cm" svg:y="5.039cm" presentation:class="subtitle">
          <draw:text-box>
            <text:p>La diapositive suivante contient des objets apparaissant séquentiellement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animpage2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 presentation:user-transformed="true">
          <draw:text-box>
            <text:p>Transition</text:p>
          </draw:text-box>
        </draw:frame>
        <draw:custom-shape draw:style-name="animgr2" draw:text-style-name="P1" draw:id="id1" draw:layer="layout" svg:width="14cm" svg:height="13.5cm" svg:x="7cm" svg:y="5cm">
          <text:p text:style-name="P1">
            <text:s/>
          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animgr3" draw:text-style-name="P1" draw:id="id4" draw:layer="layout" svg:width="3.199cm" svg:height="2.399cm" draw:transform="rotate (-0.643502895210188) translate (13.4400068598399cm 13.0799979992267cm)" svg:viewBox="0 0 3200 2400" svg:d="m0 7200c2500 0 3200-2400 3200-2400">
          <text:p/>
        </draw:path>
        <draw:custom-shape draw:style-name="animgr4" draw:text-style-name="P1" draw:id="id2" draw:layer="layout" svg:width="3cm" svg:height="2.5cm" svg:x="9.5cm" svg:y="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animgr4" draw:text-style-name="P1" draw:id="id3" draw:layer="layout" svg:width="3cm" svg:height="2.5cm" svg:x="15.2cm" svg:y="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  <anim:par smil:begin="0.001s">
                <anim:par smil:begin="0.5s" smil:fill="hold" presentation:node-type="after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  <anim:par smil:begin="0.502s">
                <anim:par smil:begin="0.5s" smil:fill="hold" presentation:node-type="after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  <anim:par smil:begin="1.003s">
                <anim:par smil:begin="0.5s" smil:fill="hold" presentation:node-type="after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res4page1" draw:style-name="dp1" draw:master-page-name="Standard" presentation:presentation-page-layout-name="AL1T0">
        <draw:frame presentation:style-name="pr1" draw:layer="layout" svg:width="25.199cm" svg:height="3.256cm" svg:x="1.4cm" svg:y="0.962cm" presentation:class="title">
          <draw:text-box>
            <text:p>Présentation 2</text:p>
          </draw:text-box>
        </draw:frame>
        <draw:frame presentation:style-name="pr2" draw:layer="layout" svg:width="25.199cm" svg:height="13.609cm" svg:x="1.4cm" svg:y="5.039cm" presentation:class="subtitle">
          <draw:text-box>
            <text:p>Titre de la pres 2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res4page2" draw:style-name="dp1" draw:master-page-name="Standard" presentation:presentation-page-layout-name="AL2T1">
        <draw:frame presentation:style-name="pr4" draw:layer="layout" svg:width="25.199cm" svg:height="3.507cm" svg:x="1.4cm" svg:y="0.837cm" presentation:class="title" presentation:user-transformed="true">
          <draw:text-box>
            <text:p>Slide 2.1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3">
              <text:list-item>
                <text:p>D'abord</text:p>
              </text:list-item>
              <text:list-item>
                <text:p>Ensuite</text:p>
              </text:list-item>
              <text:list-item>
                <text:p>Enfi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0 400" svg:d="m100 0 100 400h-20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Thorndale" style:font-family-generic="roman" style:font-pitch="variable" fo:font-size="24pt" fo:language="fr" fo:country="FR" style:font-family-asian="'HG Mincho Light J'" style:font-pitch-asian="variable" style:font-size-asian="12pt" style:language-asian="zxx" style:country-asian="none" style:font-family-complex="'Arial Unicode MS'" style:font-pitch-complex="variable" style:font-size-complex="12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color="#000000" style:text-outline="false" style:text-line-through-style="none" fo:font-family="Albany" style:font-style-name="Standard" style:font-family-generic="swiss" style:font-pitch="variable" fo:font-size="24pt" fo:font-style="normal" fo:text-shadow="none" style:text-underline-style="none" fo:font-weight="normal" fo:hyphenate="tru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>
        <text:list-style style:name="objectwitharrow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</style:style>
    <style:style style:name="objectwithshadow" style:family="graphic" style:parent-style-name="standard">
      <style:graphic-properties draw:shadow="visible" draw:shadow-offset-x="0.3cm" draw:shadow-offset-y="0.3cm" draw:shadow-color="#808080">
        <text:list-style style:name="objectwithshadow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</style:style>
    <style:style style:name="objectwithoutfill" style:family="graphic" style:parent-style-name="standard">
      <style:graphic-properties draw:fill="none">
        <text:list-style style:name="objectwithoutfill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</style:style>
    <style:style style:name="text" style:family="graphic" style:parent-style-name="standard">
      <style:graphic-properties draw:stroke="none" draw:fill="none">
        <text:list-style style:name="text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</style:style>
    <style:style style:name="textbody" style:family="graphic" style:parent-style-name="standard">
      <style:graphic-properties draw:stroke="none" draw:fill="none">
        <text:list-style style:name="textbody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fo:font-size="16pt"/>
    </style:style>
    <style:style style:name="textbodyjustfied" style:family="graphic" style:parent-style-name="standard">
      <style:graphic-properties draw:stroke="none" draw:fill="none">
        <text:list-style style:name="textbodyjustfied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>
        <text:list-style style:name="title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>
        <text:list-style style:name="title1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>
        <text:list-style style:name="headline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>
        <text:list-style style:name="headline1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>
        <text:list-style style:name="headline2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>
        <text:list-style style:name="measure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fo:font-size="12pt"/>
    </style:style>
    <style:style style:name="Säule" style:family="graphic">
      <style:graphic-properties draw:stroke="none" svg:stroke-width="0cm" svg:stroke-color="#000000" draw:fill="gradient" draw:fill-color="#00b8ff" draw:shadow="hidden" draw:shadow-offset-x="0cm" draw:shadow-offset-y="0cm" draw:shadow-color="#000000"/>
    </style:style>
    <style:style style:name="prs-novelty-background" style:family="presentation">
      <style:graphic-properties draw:stroke="none" draw:fill="none" draw:fill-color="#ccccff" draw:fill-image-width="1cm" draw:fill-image-height="1cm"/>
      <style:text-properties fo:hyphenate="true"/>
    </style:style>
    <style:style style:name="prs-novelty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 fo:hyphenate="true"/>
    </style:style>
    <style:style style:name="prs-novelty-notes" style:family="presentation">
      <style:graphic-properties draw:stroke="none" draw:fill="none"/>
      <style:text-properties fo:color="#000000" style:text-outline="false" style:text-line-through-style="none" fo:font-family="Thorndale" style:font-style-name="Standard" style:font-family-generic="roman" style:font-pitch="variable" fo:font-size="24pt" fo:font-style="normal" fo:text-shadow="none" style:text-underline-style="none" fo:font-weight="normal" fo:hyphenate="true"/>
    </style:style>
    <style:style style:name="prs-novelty-outline1" style:family="presentation">
      <style:graphic-properties draw:stroke="none" draw:fill="none">
        <text:list-style style:name="prs-novelty-outline1">
          <text:list-level-style-bullet text:level="1" text:bullet-char="">
            <style:list-level-properties text:space-before="0.2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2" text:bullet-char="">
            <style:list-level-properties text:space-before="1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3" text:bullet-char="">
            <style:list-level-properties text:space-before="1.8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4" text:bullet-char="">
            <style:list-level-properties text:space-before="2.6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5" text:bullet-char="">
            <style:list-level-properties text:space-before="3.4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6" text:bullet-char="">
            <style:list-level-properties text:space-before="4.2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7" text:bullet-char="">
            <style:list-level-properties text:space-before="5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8" text:bullet-char="">
            <style:list-level-properties text:space-before="5.8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9" text:bullet-char="">
            <style:list-level-properties text:space-before="6.6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color="#333333" style:text-outline="false" style:text-line-through-style="none" fo:font-family="Albany" style:font-style-name="Standard" style:font-family-generic="swiss" style:font-pitch="variable" fo:font-size="32pt" fo:font-style="normal" fo:text-shadow="none" style:text-underline-style="none" fo:font-weight="normal" fo:hyphenate="true"/>
    </style:style>
    <style:style style:name="prs-novelty-outline2" style:family="presentation" style:parent-style-name="prs-novelty-outline1">
      <style:paragraph-properties fo:margin-left="0cm" fo:margin-right="0cm" fo:text-indent="-1.2cm"/>
      <style:text-properties fo:color="#333333" fo:font-family="Albany" style:font-style-name="Standard" style:font-family-generic="swiss" style:font-pitch="variable" fo:font-size="28pt" fo:hyphenate="true"/>
    </style:style>
    <style:style style:name="prs-novelty-outline3" style:family="presentation" style:parent-style-name="prs-novelty-outline2">
      <style:paragraph-properties fo:margin-left="0cm" fo:margin-right="0cm" fo:text-indent="-1.2cm"/>
      <style:text-properties fo:color="#333333" fo:font-family="Albany" style:font-style-name="Standard" style:font-family-generic="swiss" style:font-pitch="variable" fo:font-size="24pt" fo:hyphenate="true"/>
    </style:style>
    <style:style style:name="prs-novelty-outline4" style:family="presentation" style:parent-style-name="prs-novelty-outline3">
      <style:paragraph-properties fo:margin-left="0cm" fo:margin-right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outline5" style:family="presentation" style:parent-style-name="prs-novelty-outline4">
      <style:paragraph-properties fo:margin-left="0cm" fo:margin-right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outline6" style:family="presentation" style:parent-style-name="prs-novelty-outline5">
      <style:paragraph-properties fo:margin-left="0cm" fo:margin-right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outline7" style:family="presentation" style:parent-style-name="prs-novelty-outline6">
      <style:paragraph-properties fo:margin-left="0cm" fo:margin-right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outline8" style:family="presentation" style:parent-style-name="prs-novelty-outline7">
      <style:paragraph-properties fo:margin-left="0cm" fo:margin-right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outline9" style:family="presentation" style:parent-style-name="prs-novelty-outline8">
      <style:paragraph-properties fo:margin-left="0cm" fo:margin-right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subtitle" style:family="presentation">
      <style:graphic-properties draw:stroke="none" draw:fill="none" draw:textarea-vertical-align="middle">
        <text:list-style style:name="prs-novelty-subtitle">
          <text:list-level-style-bullet text:level="1" text:bullet-char="●">
            <style:list-level-properties text:min-label-width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99284c" style:text-outline="false" style:text-line-through-style="none" fo:font-family="Albany" style:font-style-name="Standard" style:font-family-generic="swiss" style:font-pitch="variable" fo:font-size="32pt" fo:font-style="normal" fo:text-shadow="none" style:text-underline-style="none" fo:font-weight="normal" fo:hyphenate="true"/>
    </style:style>
    <style:style style:name="prs-novelty-title" style:family="presentation">
      <style:graphic-properties draw:stroke="none" draw:fill="none" draw:textarea-vertical-align="middle">
        <text:list-style style:name="prs-novelty-title">
          <text:list-level-style-bullet text:level="1" text:bullet-char="">
            <style:list-level-properties text:min-label-width="1cm"/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0.2cm" text:min-label-width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0.8cm" text:min-label-width="1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1.4cm" text:min-label-width="1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2cm" text:min-label-width="1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2.6cm" text:min-label-width="1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3.2cm" text:min-label-width="1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3.8cm" text:min-label-width="1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4.4cm" text:min-label-width="1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99284c" style:text-outline="false" style:text-line-through-style="none" fo:font-family="Albany" style:font-style-name="Fett Kursiv" style:font-family-generic="swiss" style:font-pitch="variable" fo:font-size="36pt" fo:font-style="italic" fo:text-shadow="none" style:text-underline-style="none" fo:font-weight="bold" fo:hyphenate="true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 draw:fill-color="#ccccff" draw:fill-image-width="1cm" draw:fill-image-height="1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1" style:family="paragraph">
      <style:paragraph-properties fo:text-align="center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2">
      <draw:page-thumbnail draw:layer="backgroundobjects" svg:width="10.599cm" svg:height="7.949cm" svg:x="2.375cm" svg:y="2.05cm"/>
      <draw:page-thumbnail draw:layer="backgroundobjects" svg:width="10.599cm" svg:height="7.949cm" svg:x="2.375cm" svg:y="11cm"/>
      <draw:page-thumbnail draw:layer="backgroundobjects" svg:width="10.599cm" svg:height="7.949cm" svg:x="16.725cm" svg:y="2.05cm"/>
      <draw:page-thumbnail draw:layer="backgroundobjects" svg:width="10.599cm" svg:height="7.949cm" svg:x="16.725cm" svg:y="11cm"/>
    </style:handout-master>
    <style:master-page style:name="prs-novelty" style:page-layout-name="PM1" draw:style-name="Mdp1">
      <draw:frame draw:style-name="Mgr1" draw:text-style-name="MP1" draw:layer="backgroundobjects" svg:width="28cm" svg:height="21cm" svg:x="-0.001cm" svg:y="-0.001cm">
        <draw:image xlink:href="Pictures/100000000000032000000258E080B12F.jpg" xlink:type="simple" xlink:show="embed" xlink:actuate="onLoad">
          <text:p/>
        </draw:image>
      </draw:frame>
      <draw:frame presentation:style-name="prs-novelty-title" draw:layer="backgroundobjects" svg:width="23.911cm" svg:height="3.506cm" svg:x="2.058cm" svg:y="1.943cm" presentation:class="title" presentation:placeholder="true">
        <draw:text-box/>
      </draw:frame>
      <draw:frame presentation:style-name="prs-novelty-outline1" draw:layer="backgroundobjects" svg:width="23.384cm" svg:height="13.23cm" svg:x="2.285cm" svg:y="5.938cm" presentation:class="outline" presentation:placeholder="true">
        <draw:text-box/>
      </draw:frame>
      <presentation:notes style:page-layout-name="PM2">
        <draw:page-thumbnail presentation:style-name="prs-novelty-title" draw:layer="backgroundobjects" svg:width="13.705cm" svg:height="10.279cm" svg:x="3.647cm" svg:y="2.853cm" presentation:class="page"/>
        <draw:frame presentation:style-name="prs-novelty-notes" draw:layer="backgroundobjects" svg:width="14.517cm" svg:height="11.409cm" svg:x="3.249cm" svg:y="14.13cm" presentation:class="notes" presentation:placeholder="true">
          <draw:text-box draw:corner-radius="3107.312cm"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generator>OpenOffice.org/3.3$Win32 OpenOffice.org_project/330m20$Build-9567</meta:generator>
    <dc:title>Présentation d'un nouveau produit</dc:title>
    <dc:description>Modèle de présentation d'un nouveau produit et des besoins auxquels il répond</dc:description>
    <meta:creation-date>2011-03-18T17:07:01.99</meta:creation-date>
    <dc:language>fr-FR</dc:language>
    <meta:editing-cycles>3</meta:editing-cycles>
    <meta:editing-duration>PT1M5S</meta:editing-duration>
    <dc:date>2011-03-18T17:16:29.49</dc:date>
    <meta:document-statistic meta:object-count="13"/>
    <meta:user-defined meta:name="Info 0"/>
    <meta:user-defined meta:name="Info 1"/>
    <meta:user-defined meta:name="Info 2"/>
    <meta:user-defined meta:name="Info 3"/>
    <meta:template xlink:type="simple" xlink:actuate="onRequest" xlink:title="Présentation d'un nouveau produit" xlink:href="../../../../Program%20Files%20(x86)/OpenOffice.org%203/Basis/share/template/fr/presnt/prs-novelty.otp"/>
  </office:meta>
</office:document-meta>
</file>

<file path=Configurations2\accelerator\current.xml>
</file>

<file path=META-INF\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32000000258E080B12F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